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3" svg:font-family="Calibri" style:font-family-generic="swiss"/>
    <style:font-face style:name="Ubuntu Mono1" svg:font-family="'Ubuntu Mono'" style:font-pitch="fixed"/>
    <style:font-face style:name="Liberation Mono" svg:font-family="'Liberation Mono'" style:font-family-generic="modern" style:font-pitch="fixed"/>
    <style:font-face style:name="Liberation Mono1" svg:font-family="'Liberation Mono', 'Nimbus Mono L', 'DejaVu Sans Mono'" style:font-family-generic="modern" style:font-pitch="fixed"/>
    <style:font-face style:name="Arial1" svg:font-family="Arial" style:font-pitch="variable"/>
    <style:font-face style:name="Calibri2" svg:font-family="Calibri" style:font-pitch="variable"/>
    <style:font-face style:name="DejaVu Sans1" svg:font-family="'DejaVu Sans'" style:font-pitch="variable"/>
    <style:font-face style:name="Ubuntu Mono" svg:font-family="'Ubuntu Mono'" style:font-pitch="variable"/>
    <style:font-face style:name="ＭＳ Ｐゴシック2" svg:font-family="'ＭＳ Ｐゴシック'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ucida Sans1" svg:font-family="'Lucida Sans'" style:font-family-generic="swiss" style:font-pitch="variable"/>
    <style:font-face style:name="ＭＳ Ｐゴシック1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034cm" fo:min-width="7.918cm" fo:padding-top="0.129cm" fo:padding-bottom="0.129cm" fo:padding-left="0.259cm" fo:padding-right="0.259cm" fo:wrap-option="wrap" draw:shadow-color="#808080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3.83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false" draw:auto-grow-width="false" fo:min-height="4.615cm" fo:min-width="0cm" fo:padding-top="0.127cm" fo:padding-bottom="0.127cm" fo:padding-left="0.254cm" fo:padding-right="0.254cm" fo:wrap-option="wrap" draw:shadow-color="#808080"/>
    </style:style>
    <style:style style:name="pr3" style:family="presentation" style:parent-style-name="Title1-notes">
      <style:graphic-properties draw:stroke="none" draw:fill="none" draw:fill-color="#ffffff" draw:textarea-horizontal-align="justify" draw:textarea-vertical-align="top" draw:auto-grow-height="false" draw:auto-grow-width="false" fo:min-height="11.358cm" fo:min-width="0cm" fo:padding-top="0.129cm" fo:padding-bottom="0.129cm" fo:padding-left="0.259cm" fo:padding-right="0.259cm" fo:wrap-option="wrap" draw:shadow-color="#808080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447cm" fo:min-width="0cm" fo:padding-top="0.127cm" fo:padding-bottom="0.127cm" fo:padding-left="0.254cm" fo:padding-right="0.254cm" fo:wrap-option="wrap" draw:shadow-color="#808080"/>
    </style:style>
    <style:style style:name="pr6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11.358cm" fo:min-width="0cm" fo:padding-top="0.129cm" fo:padding-bottom="0.129cm" fo:padding-left="0.259cm" fo:padding-right="0.259cm" fo:wrap-option="wrap" draw:shadow-color="#808080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5.199cm" fo:min-width="0cm" fo:padding-top="0.127cm" fo:padding-bottom="0.127cm" fo:padding-left="0.254cm" fo:padding-right="0.254cm" fo:wrap-option="wrap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.635cm" fo:margin-right="0cm" fo:margin-top="0.211cm" fo:margin-bottom="0cm" fo:text-indent="0cm"/>
    </style:style>
    <style:style style:name="P4" style:family="paragraph">
      <style:paragraph-properties fo:margin-left="0.635cm" fo:margin-right="0cm" fo:margin-top="0.123cm" fo:margin-bottom="0cm" fo:text-indent="0cm"/>
    </style:style>
    <style:style style:name="P5" style:family="paragraph">
      <style:paragraph-properties fo:margin-left="0cm" fo:margin-right="0cm" fo:margin-top="0cm" fo:margin-bottom="0cm" fo:text-align="end" fo:text-indent="0cm" style:punctuation-wrap="hanging" style:line-break="stric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align="end" fo:text-indent="0cm" style:punctuation-wrap="hanging" style:line-break="strict" style:writing-mode="lr-tb" style:font-independent-line-spacing="true"/>
    </style:style>
    <style:style style:name="P7" style:family="paragraph">
      <style:paragraph-properties style:writing-mode="lr-tb"/>
    </style:style>
    <style:style style:name="T1" style:family="text">
      <style:text-properties fo:color="#5a3320" fo:language="en" fo:country="US" style:language-asian="en" style:country-asian="US" style:language-complex="en" style:country-complex="US"/>
    </style:style>
    <style:style style:name="T2" style:family="text">
      <style:text-properties fo:language="en" fo:country="US" style:language-asian="en" style:country-asian="US" style:language-complex="en" style:country-complex="US"/>
    </style:style>
    <style:style style:name="T3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T4" style:family="text">
      <style:text-properties fo:color="#009999" fo:font-size="14pt" fo:language="en" fo:country="US" style:font-size-asian="14pt" style:language-asian="en" style:country-asian="US" style:font-size-complex="14pt" style:language-complex="en" style:country-complex="US"/>
    </style:style>
    <style:style style:name="T5" style:family="text">
      <style:text-properties fo:font-size="12pt" fo:language="en" fo:country="US" style:font-name-asian="Arial1" style:font-size-asian="12pt" style:language-asian="en" style:country-asian="US" style:font-name-complex="Arial1" style:font-size-complex="12pt" style:language-complex="en" style:country-complex="US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6pt" fo:language="en" fo:country="US" fo:font-weight="bold" style:font-size-asian="6pt" style:language-asian="en" style:country-asian="US" style:font-weight-asian="bold" style:font-size-complex="6pt" style:language-complex="en" style:country-complex="US" style:font-weight-complex="bold"/>
    </style:style>
    <style:style style:name="T8" style:family="text">
      <style:text-properties fo:language="en" fo:country="US" fo:font-weight="bold" style:language-asian="en" style:country-asian="US" style:font-weight-asian="bold" style:language-complex="en" style:country-complex="US" style:font-weight-complex="bold"/>
    </style:style>
    <style:style style:name="T9" style:family="text">
      <style:text-properties fo:language="en" fo:country="US" fo:font-weight="normal" style:language-asian="en" style:country-asian="US" style:font-weight-asian="normal" style:language-complex="en" style:country-complex="US" style:font-weight-complex="normal"/>
    </style:style>
    <style:style style:name="T10" style:family="text">
      <style:text-properties fo:color="#6666ff" style:font-name="Ubuntu Mono1" fo:language="en" fo:country="US" fo:font-weight="normal" style:language-asian="en" style:country-asian="US" style:font-weight-asian="normal" style:language-complex="en" style:country-complex="US" style:font-weight-complex="normal"/>
    </style:style>
    <style:style style:name="T11" style:family="text">
      <style:text-properties fo:color="#996600" style:font-name="Ubuntu Mono1" fo:language="en" fo:country="US" fo:font-weight="normal" style:language-asian="en" style:country-asian="US" style:font-weight-asian="normal" style:language-complex="en" style:country-complex="US" style:font-weight-complex="normal"/>
    </style:style>
    <style:style style:name="T12" style:family="text">
      <style:text-properties style:use-window-font-color="true" style:font-name="Calibri3" fo:language="en" fo:country="US" fo:font-weight="normal" style:language-asian="en" style:country-asian="US" style:font-weight-asian="normal" style:language-complex="en" style:country-complex="US" style:font-weight-complex="normal"/>
    </style:style>
    <style:style style:name="T13" style:family="text">
      <style:text-properties fo:color="#6666ff" style:font-name="Ubuntu Mono1" fo:language="en" fo:country="US" style:language-asian="en" style:country-asian="US" style:language-complex="en" style:country-complex="US"/>
    </style:style>
    <style:style style:name="T14" style:family="text">
      <style:text-properties style:use-window-font-color="true" style:font-name="Calibri3" fo:language="en" fo:country="US" style:language-asian="en" style:country-asian="US" style:language-complex="en" style:country-complex="US"/>
    </style:style>
    <style:style style:name="T15" style:family="text">
      <style:text-properties fo:color="#3333ff" style:font-name="Liberation Mono" fo:language="en" fo:country="US" style:language-asian="en" style:country-asian="US" style:language-complex="en" style:country-complex="US"/>
    </style:style>
    <style:style style:name="T16" style:family="text">
      <style:text-properties style:use-window-font-color="true" style:font-name="Liberation Mono" fo:language="en" fo:country="US" style:language-asian="en" style:country-asian="US" style:language-complex="en" style:country-complex="US"/>
    </style:style>
    <style:style style:name="T17" style:family="text">
      <style:text-properties fo:color="#006666" style:font-name="Liberation Mono" fo:language="en" fo:country="US" style:language-asian="en" style:country-asian="US" style:language-complex="en" style:country-complex="US"/>
    </style:style>
    <style:style style:name="T18" style:family="text">
      <style:text-properties fo:color="#801900" style:font-name="Liberation Mono" fo:language="en" fo:country="US" style:language-asian="en" style:country-asian="US" style:language-complex="en" style:country-complex="US"/>
    </style:style>
    <style:style style:name="T19" style:family="text">
      <style:text-properties fo:color="#666666" style:font-name="Liberation Mono" fo:language="en" fo:country="US" style:language-asian="en" style:country-asian="US" style:language-complex="en" style:country-complex="US"/>
    </style:style>
    <style:style style:name="T20" style:family="text">
      <style:text-properties fo:color="#0000ff" style:font-name="Liberation Mono" fo:language="en" fo:country="US" style:language-asian="en" style:country-asian="US" style:language-complex="en" style:country-complex="US"/>
    </style:style>
    <style:style style:name="T21" style:family="text">
      <style:text-properties fo:color="#996600" style:font-name="Ubuntu Mono1" fo:language="en" fo:country="US" style:language-asian="en" style:country-asian="US" style:language-complex="en" style:country-complex="US"/>
    </style:style>
    <text:list-style style:name="L1">
      <text:list-level-style-number text:level="1" style:num-format="">
        <style:list-level-properties/>
        <style:text-properties fo:color="#5a332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bd0901" fo:font-size="100%"/>
      </text:list-level-style-number>
      <text:list-level-style-bullet text:level="2" text:bullet-char="">
        <style:list-level-properties text:space-before="1.596cm"/>
        <style:text-properties fo:font-family="Wingdings" style:font-pitch="variable" style:font-charset="x-symbol" fo:color="#cc6600" fo:font-size="100%"/>
      </text:list-level-style-bullet>
      <text:list-level-style-bullet text:level="3" text:bullet-char="•">
        <style:list-level-properties text:space-before="2.689cm"/>
        <style:text-properties style:font-name="Calibri" fo:color="#ffc000" fo:font-size="100%"/>
      </text:list-level-style-bullet>
      <text:list-level-style-bullet text:level="4" text:bullet-char="">
        <style:list-level-properties text:space-before="3.492cm"/>
        <style:text-properties fo:font-family="Wingdings" style:font-pitch="variable" style:font-charset="x-symbol" fo:color="#796646" fo:font-size="100%"/>
      </text:list-level-style-bullet>
      <text:list-level-style-bullet text:level="5" text:bullet-char="»">
        <style:list-level-properties text:space-before="4.29cm"/>
        <style:text-properties style:font-name="Calibri" fo:color="#4d4d4d" fo:font-size="100%"/>
      </text:list-level-style-bullet>
      <text:list-level-style-bullet text:level="6" text:bullet-char="»">
        <style:list-level-properties text:space-before="4.29cm"/>
        <style:text-properties style:font-name="Calibri" fo:color="#4d4d4d" fo:font-size="100%"/>
      </text:list-level-style-bullet>
      <text:list-level-style-bullet text:level="7" text:bullet-char="»">
        <style:list-level-properties text:space-before="4.29cm"/>
        <style:text-properties style:font-name="Calibri" fo:color="#4d4d4d" fo:font-size="100%"/>
      </text:list-level-style-bullet>
      <text:list-level-style-bullet text:level="8" text:bullet-char="»">
        <style:list-level-properties text:space-before="4.29cm"/>
        <style:text-properties style:font-name="Calibri" fo:color="#4d4d4d" fo:font-size="100%"/>
      </text:list-level-style-bullet>
      <text:list-level-style-bullet text:level="9" text:bullet-char="»">
        <style:list-level-properties text:space-before="4.29cm"/>
        <style:text-properties style:font-name="Calibri" fo:color="#4d4d4d" fo:font-size="100%"/>
      </text:list-level-style-bullet>
      <text:list-level-style-bullet text:level="10" text:bullet-char="»">
        <style:list-level-properties text:space-before="4.29cm"/>
        <style:text-properties style:font-name="Calibri" fo:color="#4d4d4d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4">
      <text:list-level-style-bullet text:level="1" text:bullet-char="•">
        <style:list-level-properties text:space-before="0.635cm" text:min-label-width="0.643cm"/>
        <style:text-properties style:font-name="Calibri" fo:color="#bd0901" fo:font-size="100%"/>
      </text:list-level-style-bullet>
      <text:list-level-style-bullet text:level="2" text:bullet-char="">
        <style:list-level-properties text:space-before="1.596cm" text:min-label-width="0.776cm"/>
        <style:text-properties fo:font-family="Wingdings" style:font-pitch="variable" style:font-charset="x-symbol" fo:color="#cc6600" fo:font-size="100%"/>
      </text:list-level-style-bullet>
      <text:list-level-style-bullet text:level="3" text:bullet-char="•">
        <style:list-level-properties text:space-before="2.689cm" text:min-label-width="0.486cm"/>
        <style:text-properties style:font-name="Calibri" fo:color="#ffc000" fo:font-size="100%"/>
      </text:list-level-style-bullet>
      <text:list-level-style-bullet text:level="4" text:bullet-char="">
        <style:list-level-properties text:space-before="3.492cm" text:min-label-width="0.481cm"/>
        <style:text-properties fo:font-family="Wingdings" style:font-pitch="variable" style:font-charset="x-symbol" fo:color="#796646" fo:font-size="100%"/>
      </text:list-level-style-bullet>
      <text:list-level-style-bullet text:level="5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6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7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8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9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10" text:bullet-char="»">
        <style:list-level-properties text:space-before="4.29cm" text:min-label-width="0.613cm"/>
        <style:text-properties style:font-name="Calibri" fo:color="#4d4d4d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CSE 391 Lecture 9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1.59cm" svg:height="4.083cm" svg:x="1.905cm" svg:y="5.917cm" presentation:class="title" presentation:user-transformed="true">
          <draw:text-box>
            <text:list text:style-name="L1">
              <text:list-header>
                <text:p text:style-name="P1"><text:span text:style-name="T1">Capacitación Git</text:span><text:span text:style-name="T1"><text:line-break/></text:span><text:span text:style-name="T1">Módulo 5</text:span></text:p>
              </text:list-header>
            </text:list>
          </draw:text-box>
        </draw:frame>
        <draw:frame presentation:style-name="pr2" draw:text-style-name="P2" draw:layer="layout" svg:width="21.59cm" svg:height="4.868cm" svg:x="1.905cm" svg:y="10.795cm" presentation:class="subtitle" presentation:user-transformed="true">
          <draw:text-box>
            <text:list text:style-name="L2">
              <text:list-header>
                <text:p text:style-name="P3"><text:span text:style-name="T2">Repositorios distribuidos</text:span><text:span text:style-name="T2"><text:line-break/></text:span><text:span text:style-name="T2"/></text:p>
                <text:p text:style-name="P3"><text:span text:style-name="T2"/></text:p>
              </text:list-header>
            </text:list>
            <text:p text:style-name="P4"><text:span text:style-name="T3">por Gonzalo Barro Gil, fuente https://git-scm.com/book/es/v2</text:span></text:p>
            <text:p><text:span text:style-name="T4"><text:a xlink:href="https://github.com/GonzaloBarroGil/git-course" xlink:type="simple">https://github.com/GonzaloBarroGil/git-course</text:a></text:span></text:p>
          </draw:text-box>
        </draw:frame>
        <presentation:notes draw:style-name="dp2" presentation:use-date-time-name="dtd1">
          <draw:page-thumbnail draw:style-name="gr1" draw:layer="layout" svg:width="12.908cm" svg:height="9.68cm" svg:x="3.285cm" svg:y="1.94cm" draw:page-number="1" presentation:class="page"/>
          <draw:frame presentation:style-name="pr3" draw:text-style-name="P2" draw:layer="layout" svg:width="15.566cm" svg:height="11.615cm" svg:x="1.954cm" svg:y="12.267cm">
            <draw:text-box>
              <text:p/>
            </draw:text-box>
          </draw:frame>
          <draw:custom-shape draw:name="Slide Number Placeholder 3" draw:style-name="gr2" draw:text-style-name="P6" draw:layer="layout" svg:width="8.436cm" svg:height="1.292cm" svg:x="11.033cm" svg:y="24.527cm">
            <text:list text:style-name="L3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4cm" svg:height="3.175cm" svg:x="0cm" svg:y="0.422cm" presentation:class="title" presentation:user-transformed="true">
          <draw:text-box>
            <text:list text:style-name="L1">
              <text:list-header>
                <text:p text:style-name="P1"><text:span text:style-name="T2">Protocolos de transferencia</text:span></text:p>
              </text:list-header>
            </text:list>
          </draw:text-box>
        </draw:frame>
        <draw:frame presentation:style-name="pr5" draw:text-style-name="P2" draw:layer="layout" svg:width="25.4cm" svg:height="15.044cm" svg:x="0cm" svg:y="3.498cm" presentation:class="outline" presentation:user-transformed="true">
          <draw:text-box>
            <text:list text:style-name="L4">
              <text:list-item>
                <text:p text:style-name="P7"><text:span text:style-name="T6">Vimos previamente que git registra referencias remotas en forma de path o url.</text:span></text:p>
                <text:p text:style-name="P7"><text:span text:style-name="T6"/></text:p>
              </text:list-item>
              <text:list-item>
                <text:p text:style-name="P7"><text:span text:style-name="T6">Existen cuatro protocolos para transferencia de datos entre repositorios Git:</text:span></text:p>
                <text:p text:style-name="P7"><text:span text:style-name="T6"/></text:p>
                <text:list>
                  <text:list-item>
                    <text:p><text:span text:style-name="T6">Local</text:span></text:p>
                    <text:list>
                      <text:list-item>
                        <text:p><text:span text:style-name="T6">FS o NFS. Acceso por path o por url file://</text:span></text:p>
                        <text:p><text:span text:style-name="T6"/></text:p>
                      </text:list-item>
                    </text:list>
                  </text:list-item>
                  <text:list-item>
                    <text:p><text:span text:style-name="T6">HTTP/S</text:span></text:p>
                    <text:list>
                      <text:list-item>
                        <text:p><text:span text:style-name="T6">Usuario y contraseña o acceso público. Acceso por url</text:span></text:p>
                      </text:list-item>
                    </text:list>
                    <text:p><text:span text:style-name="T6"/></text:p>
                  </text:list-item>
                  <text:list-item>
                    <text:p><text:span text:style-name="T6">SSH</text:span></text:p>
                    <text:list>
                      <text:list-item>
                        <text:p><text:span text:style-name="T6">Criptografía asimétrica, Acceso seguro por ssh</text:span></text:p>
                        <text:p><text:span text:style-name="T6"/></text:p>
                      </text:list-item>
                    </text:list>
                  </text:list-item>
                  <text:list-item>
                    <text:p><text:span text:style-name="T6">Git</text:span></text:p>
                    <text:list>
                      <text:list-item>
                        <text:p><text:span text:style-name="T6">Alta velocidad sin autenticación. Acceso por git-daemon</text:span></text:p>
                        <text:p><text:span text:style-name="T6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908cm" svg:height="9.68cm" svg:x="3.285cm" svg:y="1.94cm" draw:page-number="2" presentation:class="page"/>
          <draw:frame presentation:style-name="pr6" draw:text-style-name="P2" draw:layer="layout" svg:width="15.566cm" svg:height="11.615cm" svg:x="1.954cm" svg:y="12.267cm">
            <draw:text-box>
              <text:p/>
            </draw:text-box>
          </draw:frame>
          <draw:custom-shape draw:name="Slide Number Placeholder 3" draw:style-name="gr2" draw:text-style-name="P6" draw:layer="layout" svg:width="8.436cm" svg:height="1.292cm" svg:x="11.033cm" svg:y="24.527cm">
            <text:list text:style-name="L3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roblems Working in teams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4cm" svg:height="3.175cm" svg:x="0cm" svg:y="0.422cm" presentation:class="title" presentation:user-transformed="true">
          <draw:text-box>
            <text:list text:style-name="L1">
              <text:list-header>
                <text:p text:style-name="P1"><text:span text:style-name="T2">Remotes</text:span></text:p>
              </text:list-header>
            </text:list>
          </draw:text-box>
        </draw:frame>
        <draw:frame presentation:style-name="pr7" draw:text-style-name="P2" draw:layer="layout" svg:width="25.4cm" svg:height="14.945cm" svg:x="0cm" svg:y="3.597cm" presentation:class="outline" presentation:user-transformed="true">
          <draw:text-box>
            <text:list text:style-name="L4">
              <text:list-header>
                <text:p><text:span text:style-name="T7"/></text:p>
              </text:list-header>
              <text:list-item>
                <text:p><text:span text:style-name="T2">Vimos en el módulo anterior que eran los branches remotos y que se obtenía una referencia a los mismos al clonar un repositorio.</text:span></text:p>
                <text:p><text:span text:style-name="T2"/></text:p>
              </text:list-item>
              <text:list-item>
                <text:p><text:span text:style-name="T2">Un </text:span><text:span text:style-name="T8">remote </text:span><text:span text:style-name="T9">es una referencia con nombre. En un entorno distribuido puede haber más de una, por ejemplo para los clones de otros colaboradores:</text:span></text:p>
                <text:list>
                  <text:list-header>
                    <text:p><text:span text:style-name="T10"/></text:p>
                    <text:p><text:span text:style-name="T10">git remote -v</text:span></text:p>
                    <text:p><text:span text:style-name="T11">origin</text:span><text:span text:style-name="T11"><text:tab/></text:span><text:span text:style-name="T11">git@github.com:GonzaloBarroGil/git-course.git (fetch)</text:span></text:p>
                    <text:p><text:span text:style-name="T11">origin</text:span><text:span text:style-name="T11"><text:tab/></text:span><text:span text:style-name="T11">git@github.com:GonzaloBarroGil/git-course.git (push)</text:span></text:p>
                  </text:list-header>
                  <text:list-item>
                    <text:p><text:span text:style-name="T9">En este caso se define la misma url tanto para envío como para recepción de datos con protocolo ssh (git@server:repo.git).</text:span></text:p>
                    <text:p><text:span text:style-name="T9"/></text:p>
                  </text:list-item>
                </text:list>
              </text:list-item>
              <text:list-item>
                <text:p><text:span text:style-name="T9">Cuando se clona un proyecto se crea una por defecto llamada </text:span><text:span text:style-name="T8">origin</text:span><text:span text:style-name="T9">. Se pueden definir más con otro nombre con:</text:span></text:p>
                <text:list>
                  <text:list-header>
                    <text:p><text:span text:style-name="T10"/></text:p>
                    <text:p><text:span text:style-name="T10">git remote add clonJuancho https://github.com/Juancho/git-course.git</text:span></text:p>
                  </text:list-header>
                  <text:list-item>
                    <text:p><text:span text:style-name="T9">De esta manera se define el remote clonJuancho y el protocolo HTTPS para lo cual (al menos para push) requerirá usuario (habilitado por Juancho) y contraseña.</text:span></text:p>
                    <text:p><text:span text:style-name="T10"/></text:p>
                    <text:p><text:span text:style-name="T10">git remote -v</text:span></text:p>
                    <text:p><text:span text:style-name="T11">origin</text:span><text:span text:style-name="T11"><text:tab/></text:span><text:span text:style-name="T11">git@github.com:GonzaloBarroGil/git-course.git (fetch)</text:span></text:p>
                    <text:p><text:span text:style-name="T11">origin</text:span><text:span text:style-name="T11"><text:tab/></text:span><text:span text:style-name="T11">git@github.com:GonzaloBarroGil/git-course.git (push)</text:span></text:p>
                    <text:p><text:span text:style-name="T11">clonJuancho</text:span><text:span text:style-name="T11"><text:tab/></text:span><text:span text:style-name="T11">https://github.com/Juancho/git-course.git (fetch)</text:span></text:p>
                    <text:p><text:span text:style-name="T11">clonJuancho</text:span><text:span text:style-name="T11"><text:tab/></text:span><text:span text:style-name="T11">https://github.com/Juancho/git-course.git (push)</text:span></text:p>
                    <text:p><text:span text:style-name="T11"/></text:p>
                  </text:list-item>
                </text:list>
              </text:list-item>
              <text:list-item>
                <text:p><text:span text:style-name="T12">Los remotes pueden modificarse con :</text:span></text:p>
                <text:list>
                  <text:list-header>
                    <text:p><text:span text:style-name="T10">git remote set-url clonJuancho git@github.com:nuevoJuancho/git-course.git</text:span></text:p>
                    <text:p><text:span text:style-name="T8"/></text:p>
                  </text:list-header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908cm" svg:height="9.68cm" svg:x="3.285cm" svg:y="1.94cm" draw:page-number="3" presentation:class="page"/>
          <draw:frame presentation:style-name="pr6" draw:text-style-name="P2" draw:layer="layout" svg:width="15.566cm" svg:height="11.615cm" svg:x="1.954cm" svg:y="12.267cm">
            <draw:text-box>
              <text:p/>
            </draw:text-box>
          </draw:frame>
          <draw:custom-shape draw:name="Slide Number Placeholder 3" draw:style-name="gr2" draw:text-style-name="P6" draw:layer="layout" svg:width="8.436cm" svg:height="1.292cm" svg:x="11.033cm" svg:y="24.527cm">
            <text:list text:style-name="L3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4cm" svg:height="3.175cm" svg:x="0cm" svg:y="0.422cm" presentation:class="title" presentation:user-transformed="true">
          <draw:text-box>
            <text:p>Local remotes</text:p>
          </draw:text-box>
        </draw:frame>
        <draw:frame presentation:style-name="pr7" draw:text-style-name="P2" draw:layer="layout" svg:width="25.4cm" svg:height="9.103cm" svg:x="0cm" svg:y="3.597cm" presentation:class="outline" presentation:user-transformed="true">
          <draw:text-box>
            <text:list text:style-name="L4">
              <text:list-header>
                <text:p><text:span text:style-name="T7"/></text:p>
              </text:list-header>
              <text:list-item>
                <text:p><text:span text:style-name="T2">Se puede definir una referencia con el protocolo Local hacia una carpeta del mismo FS o de un NFS, en este caso la seguridad viene dada por la administración del propio sistema.</text:span></text:p>
                <text:p><text:span text:style-name="T2"/></text:p>
                <text:p><text:span text:style-name="T2"/></text:p>
                <text:p><text:span text:style-name="T2"/></text:p>
              </text:list-item>
              <text:list-item>
                <text:p><text:span text:style-name="T8">Ejercitación</text:span><text:span text:style-name="T2">:</text:span></text:p>
                <text:p><text:span text:style-name="T2"/></text:p>
                <text:list>
                  <text:list-item>
                    <text:p><text:span text:style-name="T2">Seguir la guía descripta en </text:span></text:p>
                    <text:p><text:span text:style-name="T2"><text:a xlink:href="https://github.com/GonzaloBarroGil/git-course/blob/master/LocalRemotes.rst" xlink:type="simple">https://github.com/GonzaloBarroGil/git-course/blob/master/LocalRemotes.rst</text:a>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908cm" svg:height="9.68cm" svg:x="3.285cm" svg:y="1.94cm" draw:page-number="4" presentation:class="page"/>
          <draw:frame presentation:style-name="pr6" draw:text-style-name="P2" draw:layer="layout" svg:width="15.566cm" svg:height="11.615cm" svg:x="1.954cm" svg:y="12.267cm">
            <draw:text-box>
              <text:p/>
            </draw:text-box>
          </draw:frame>
          <draw:custom-shape draw:name="Slide Number Placeholder 3" draw:style-name="gr2" draw:text-style-name="P6" draw:layer="layout" svg:width="8.436cm" svg:height="1.292cm" svg:x="11.033cm" svg:y="24.527cm">
            <text:list text:style-name="L3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4cm" svg:height="3.175cm" svg:x="0cm" svg:y="0.422cm" presentation:class="title" presentation:user-transformed="true">
          <draw:text-box>
            <text:list text:style-name="L1">
              <text:list-header>
                <text:p text:style-name="P1"><text:span text:style-name="T2">Protocolo SSH</text:span></text:p>
              </text:list-header>
            </text:list>
          </draw:text-box>
        </draw:frame>
        <draw:frame presentation:style-name="pr7" draw:text-style-name="P2" draw:layer="layout" svg:width="25.4cm" svg:height="14.945cm" svg:x="0cm" svg:y="3.597cm" presentation:class="outline" presentation:user-transformed="true">
          <draw:text-box>
            <text:list text:style-name="L4">
              <text:list-header>
                <text:p><text:span text:style-name="T7"/></text:p>
              </text:list-header>
              <text:list-item>
                <text:p><text:span text:style-name="T2">SSH es un protocolo de comunicación que establece un canal seguro entre un cliente y un servidor. De esta manera el cliente puede tomar control del servidor</text:span></text:p>
                <text:p><text:span text:style-name="T2"/></text:p>
              </text:list-item>
              <text:list-item>
                <text:p><text:span text:style-name="T2">Utiliza varios métodos, pero en el caso de Git se utiliza criptografía asimétrica en la cual se utilizan dos claves:</text:span></text:p>
                <text:list>
                  <text:list-item>
                    <text:p><text:span text:style-name="T2">Una pública para cifrar mensajes</text:span></text:p>
                  </text:list-item>
                  <text:list-item>
                    <text:p><text:span text:style-name="T2">Una privada para descifrarlos</text:span></text:p>
                    <text:p><text:span text:style-name="T2"/></text:p>
                  </text:list-item>
                </text:list>
              </text:list-item>
              <text:list-item>
                <text:p><text:span text:style-name="T2">En el caso de git se envía la clave pública al servidor para que la autorice y habilite el inicio de sesión del cliente.</text:span></text:p>
                <text:p><text:span text:style-name="T2"/></text:p>
              </text:list-item>
              <text:list-item>
                <text:p><text:span text:style-name="T2">Utilización de SSH:</text:span></text:p>
                <text:list>
                  <text:list-item>
                    <text:p><text:span text:style-name="T2">Linux: Suele venir instalado en la mayoría de las distribuciones y se utiliza en el terminal.</text:span></text:p>
                    <text:p><text:span text:style-name="T2"/></text:p>
                  </text:list-item>
                  <text:list-item>
                    <text:p><text:span text:style-name="T2">Windows: No viene instalado por defecto y se debe utilizar un cliente como Putty.</text:span></text:p>
                    <text:p><text:span text:style-name="T12"/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908cm" svg:height="9.68cm" svg:x="3.285cm" svg:y="1.94cm" draw:page-number="5" presentation:class="page"/>
          <draw:frame presentation:style-name="pr6" draw:text-style-name="P2" draw:layer="layout" svg:width="15.566cm" svg:height="11.615cm" svg:x="1.954cm" svg:y="12.267cm">
            <draw:text-box>
              <text:p/>
            </draw:text-box>
          </draw:frame>
          <draw:custom-shape draw:name="Slide Number Placeholder 3" draw:style-name="gr2" draw:text-style-name="P6" draw:layer="layout" svg:width="8.436cm" svg:height="1.292cm" svg:x="11.033cm" svg:y="24.527cm">
            <text:list text:style-name="L3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4cm" svg:height="3.175cm" svg:x="0cm" svg:y="0.422cm" presentation:class="title" presentation:user-transformed="true">
          <draw:text-box>
            <text:list text:style-name="L1">
              <text:list-header>
                <text:p text:style-name="P1"><text:span text:style-name="T2">Instalación SSH</text:span></text:p>
              </text:list-header>
            </text:list>
          </draw:text-box>
        </draw:frame>
        <draw:frame presentation:style-name="pr7" draw:text-style-name="P2" draw:layer="layout" svg:width="25.4cm" svg:height="14.945cm" svg:x="0cm" svg:y="3.597cm" presentation:class="outline" presentation:user-transformed="true">
          <draw:text-box>
            <text:list text:style-name="L4">
              <text:list-header>
                <text:p><text:span text:style-name="T7"/></text:p>
              </text:list-header>
              <text:list-item>
                <text:p><text:span text:style-name="T2">Linux: Suele venir instalado. Se puede verificar con:</text:span></text:p>
                <text:p><text:span text:style-name="T13"/></text:p>
                <text:list>
                  <text:list-header>
                    <text:p><text:span text:style-name="T13">ssh -V</text:span></text:p>
                    <text:p><text:span text:style-name="T2"/></text:p>
                  </text:list-header>
                  <text:list-item>
                    <text:p><text:span text:style-name="T2">Si no muestra una versión o da error, el paquete se llama openssh-client. En distribuciones Debian:</text:span></text:p>
                  </text:list-item>
                </text:list>
                <text:p><text:span text:style-name="T13"/></text:p>
                <text:list>
                  <text:list-header>
                    <text:p><text:span text:style-name="T13">sudo apt-get update</text:span></text:p>
                    <text:p><text:span text:style-name="T13">sudo apt-get upgrade</text:span></text:p>
                    <text:p><text:span text:style-name="T13">sudo apt-get install openssh-client</text:span></text:p>
                    <text:p><text:span text:style-name="T13"/></text:p>
                  </text:list-header>
                </text:list>
              </text:list-item>
              <text:list-item>
                <text:p><text:span text:style-name="T14">Windows: No viene instalado. Se puede instalar desde PowerShell (como administrador) pero antes hay que verificar si está disponible:</text:span></text:p>
                <text:p><text:span text:style-name="T14"/></text:p>
                <text:list>
                  <text:list-item>
                    <text:p><text:span text:style-name="T15">Get-WindowsCapability</text:span><text:span text:style-name="T16"> </text:span><text:span text:style-name="T17">-Online</text:span><text:span text:style-name="T16"> | ? Name -like </text:span><text:span text:style-name="T18">'OpenSSH*'</text:span></text:p>
                    <text:list>
                      <text:list-header>
                        <text:p><text:span text:style-name="T19">Name <text:s/>: OpenSSH.Client~~~~0.0.1.0</text:span></text:p>
                        <text:p><text:span text:style-name="T19">State : NotPresent</text:span></text:p>
                        <text:p><text:span text:style-name="T19">Name <text:s/>: OpenSSH.Server~~~~0.0.1.0</text:span></text:p>
                        <text:p><text:span text:style-name="T19">State : NotPresent</text:span></text:p>
                        <text:p><text:span text:style-name="T19"/></text:p>
                      </text:list-header>
                    </text:list>
                  </text:list-item>
                  <text:list-item>
                    <text:p><text:span text:style-name="T14">Buscar la versión correcta del cliente e instalarlo:</text:span></text:p>
                    <text:p><text:span text:style-name="T18"/></text:p>
                  </text:list-item>
                  <text:list-item>
                    <text:p><text:span text:style-name="T20">Add-WindowsCapability</text:span><text:span text:style-name="T18"> </text:span><text:span text:style-name="T17">-Online -Name</text:span><text:span text:style-name="T18"> </text:span><text:span text:style-name="T16">OpenSSH.Client~~~~0.0.1.0</text:span></text:p>
                  </text:list-item>
                </text:list>
                <text:p><text:span text:style-name="T14"/></text:p>
              </text:list-item>
              <text:list-item>
                <text:p><text:span text:style-name="T14">En versiones anteriores de Windows se debe instalar un cliente tipo Linux, como Putty:</text:span></text:p>
                <text:p><text:span text:style-name="T14"/></text:p>
                <text:list>
                  <text:list-header>
                    <text:p><text:span text:style-name="T14">https://www.chiark.greenend.org.uk/~sgtatham/putty/latest.html</text:span></text:p>
                    <text:p><text:span text:style-name="T14"/></text:p>
                  </text:list-header>
                  <text:list-item>
                    <text:p><text:span text:style-name="T14">Ir a la sección Package Files y seleccionar el MSI ('Windows Installer') para la arquitectura correspondiente (64-bit o 32-bit).</text:span></text:p>
                    <text:p><text:span text:style-name="T14"/></text:p>
                    <text:p><text:span text:style-name="T2"/></text:p>
                    <text:p><text:span text:style-name="T12"/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908cm" svg:height="9.68cm" svg:x="3.285cm" svg:y="1.94cm" draw:page-number="6" presentation:class="page"/>
          <draw:frame presentation:style-name="pr6" draw:text-style-name="P2" draw:layer="layout" svg:width="15.566cm" svg:height="11.615cm" svg:x="1.954cm" svg:y="12.267cm">
            <draw:text-box>
              <text:p/>
            </draw:text-box>
          </draw:frame>
          <draw:custom-shape draw:name="Slide Number Placeholder 3" draw:style-name="gr2" draw:text-style-name="P6" draw:layer="layout" svg:width="8.436cm" svg:height="1.292cm" svg:x="11.033cm" svg:y="24.527cm">
            <text:list text:style-name="L3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4cm" svg:height="3.175cm" svg:x="0cm" svg:y="0.422cm" presentation:class="title" presentation:user-transformed="true">
          <draw:text-box>
            <text:list text:style-name="L1">
              <text:list-header>
                <text:p text:style-name="P1"><text:span text:style-name="T2">Generar par de claves</text:span></text:p>
              </text:list-header>
            </text:list>
          </draw:text-box>
        </draw:frame>
        <draw:frame presentation:style-name="pr7" draw:text-style-name="P2" draw:layer="layout" svg:width="25.4cm" svg:height="15.494cm" svg:x="0cm" svg:y="3.048cm" presentation:class="outline" presentation:user-transformed="true">
          <draw:text-box>
            <text:list text:style-name="L4">
              <text:list-header>
                <text:p><text:span text:style-name="T7"/></text:p>
              </text:list-header>
              <text:list-item>
                <text:p><text:span text:style-name="T2">Verificar claves existentes:</text:span></text:p>
                <text:p><text:span text:style-name="T13"/></text:p>
                <text:list>
                  <text:list-item>
                    <text:p><text:span text:style-name="T13">ls -a ~/.ssh</text:span></text:p>
                    <text:p><text:span text:style-name="T2">Mostrará un par de archivos como id_rsa y id_rsa.pub, o id_ed25519 y </text:span><text:span text:style-name="T2">ed25519.pub</text:span></text:p>
                    <text:p><text:span text:style-name="T13"/></text:p>
                  </text:list-item>
                </text:list>
              </text:list-item>
              <text:list-item>
                <text:p><text:span text:style-name="T14">Generar nuevo par de claves:</text:span></text:p>
                <text:list>
                  <text:list-header>
                    <text:p><text:span text:style-name="T13"/></text:p>
                  </text:list-header>
                  <text:list-item>
                    <text:p><text:span text:style-name="T13">ssh-keygen -t rsa -b 4096 -C "email@ejemplo.com"</text:span></text:p>
                    <text:p><text:span text:style-name="T2">Esto generará un par de claves con el método RSA.</text:span></text:p>
                    <text:p><text:span text:style-name="T13"/></text:p>
                  </text:list-item>
                  <text:list-item>
                    <text:p><text:span text:style-name="T13">ssh-keygen -t ed25519 -C "email@ejemplo.com"</text:span></text:p>
                    <text:p><text:span text:style-name="T2">Esto generará un par de claves con el método ed25519.</text:span></text:p>
                    <text:p><text:span text:style-name="T2"/></text:p>
                  </text:list-item>
                </text:list>
              </text:list-item>
              <text:list-item>
                <text:p><text:span text:style-name="T2">El proceso nos solicitará una ruta y un nombre de archivo para la clave. Es </text:span><text:span text:style-name="T2">recomendable usar el valor por defecto (~/.ssh/id_rsa)</text:span></text:p>
                <text:p><text:span text:style-name="T2"/></text:p>
              </text:list-item>
              <text:list-item>
                <text:p><text:span text:style-name="T2">También nos permitirá definir una password. Para no tener que ingresar la </text:span><text:span text:style-name="T2">password cada vez que se utilice SSH se puede agregar la clave al agente </text:span><text:span text:style-name="T2">SSH:</text:span></text:p>
                <text:list>
                  <text:list-header>
                    <text:p><text:span text:style-name="T13"/></text:p>
                  </text:list-header>
                  <text:list-item>
                    <text:p><text:span text:style-name="T13">eval "$(ssh-agent -s)"</text:span></text:p>
                  </text:list-item>
                  <text:list-item>
                    <text:p><text:span text:style-name="T13">ssh-add ~/.ssh/id_rsa</text:span></text:p>
                  </text:list-item>
                </text:list>
                <text:p><text:span text:style-name="T21"/></text:p>
                <text:list>
                  <text:list-item>
                    <text:list>
                      <text:list-header>
                        <text:p><text:span text:style-name="T2"/></text:p>
                        <text:p><text:span text:style-name="T2"/></text:p>
                        <text:p><text:span text:style-name="T2"/></text:p>
                        <text:p><text:span text:style-name="T10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908cm" svg:height="9.68cm" svg:x="3.285cm" svg:y="1.94cm" draw:page-number="7" presentation:class="page"/>
          <draw:frame presentation:style-name="pr6" draw:text-style-name="P2" draw:layer="layout" svg:width="15.566cm" svg:height="11.615cm" svg:x="1.954cm" svg:y="12.267cm">
            <draw:text-box>
              <text:p/>
            </draw:text-box>
          </draw:frame>
          <draw:custom-shape draw:name="Slide Number Placeholder 3" draw:style-name="gr2" draw:text-style-name="P6" draw:layer="layout" svg:width="8.436cm" svg:height="1.292cm" svg:x="11.033cm" svg:y="24.527cm">
            <text:list text:style-name="L3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3" svg:font-family="Calibri" style:font-family-generic="swiss"/>
    <style:font-face style:name="Ubuntu Mono1" svg:font-family="'Ubuntu Mono'" style:font-pitch="fixed"/>
    <style:font-face style:name="Liberation Mono" svg:font-family="'Liberation Mono'" style:font-family-generic="modern" style:font-pitch="fixed"/>
    <style:font-face style:name="Liberation Mono1" svg:font-family="'Liberation Mono', 'Nimbus Mono L', 'DejaVu Sans Mono'" style:font-family-generic="modern" style:font-pitch="fixed"/>
    <style:font-face style:name="Arial1" svg:font-family="Arial" style:font-pitch="variable"/>
    <style:font-face style:name="Calibri2" svg:font-family="Calibri" style:font-pitch="variable"/>
    <style:font-face style:name="DejaVu Sans1" svg:font-family="'DejaVu Sans'" style:font-pitch="variable"/>
    <style:font-face style:name="Ubuntu Mono" svg:font-family="'Ubuntu Mono'" style:font-pitch="variable"/>
    <style:font-face style:name="ＭＳ Ｐゴシック2" svg:font-family="'ＭＳ Ｐゴシック'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ucida Sans1" svg:font-family="'Lucida Sans'" style:font-family-generic="swiss" style:font-pitch="variable"/>
    <style:font-face style:name="ＭＳ Ｐゴシック1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Gradient_20_2" draw:display-name="Gradient 2" draw:style="linear" draw:start-color="#796646" draw:end-color="#d3caaa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14004" draw:marker-start-width="0.203cm" draw:marker-start-center="false" draw:marker-end-width="0.203cm" draw:marker-end-center="false" draw:fill="solid" draw:fill-color="#ffffcc" draw:fill-image-width="0cm" draw:fill-image-height="0cm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18pt" style:font-style-asian="normal" style:font-weight-asian="normal" style:font-name-complex="ＭＳ Ｐゴシック1" style:font-family-complex="'ＭＳ Ｐゴシック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color="#796646" draw:fill-gradient-name="Gradient_20_2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18pt" style:font-style-asian="normal" style:font-weight-asian="normal" style:font-name-complex="ＭＳ Ｐゴシック1" style:font-family-complex="'ＭＳ Ｐゴシック'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fo:background-color="transparent" style:font-name-asian="ＭＳ Ｐゴシック1" style:font-family-asian="'ＭＳ Ｐゴシック'" style:font-family-generic-asian="swiss" style:font-pitch-asian="variable" style:font-size-asian="12pt" style:font-style-asian="normal" style:font-weight-asian="normal" style:font-name-complex="ＭＳ Ｐゴシック1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space-before="0.635cm" text:min-label-width="0.643cm"/>
            <style:text-properties style:font-name="Calibri" fo:color="#bd0901" fo:font-size="100%"/>
          </text:list-level-style-bullet>
          <text:list-level-style-bullet text:level="2" text:bullet-char="">
            <style:list-level-properties text:space-before="1.596cm" text:min-label-width="0.776cm"/>
            <style:text-properties fo:font-family="Wingdings" style:font-pitch="variable" style:font-charset="x-symbol" fo:color="#cc6600" fo:font-size="100%"/>
          </text:list-level-style-bullet>
          <text:list-level-style-bullet text:level="3" text:bullet-char="•">
            <style:list-level-properties text:space-before="2.689cm" text:min-label-width="0.486cm"/>
            <style:text-properties style:font-name="Calibri" fo:color="#ffc000" fo:font-size="100%"/>
          </text:list-level-style-bullet>
          <text:list-level-style-bullet text:level="4" text:bullet-char="">
            <style:list-level-properties text:space-before="3.492cm" text:min-label-width="0.481cm"/>
            <style:text-properties fo:font-family="Wingdings" style:font-pitch="variable" style:font-charset="x-symbol" fo:color="#796646" fo:font-size="100%"/>
          </text:list-level-style-bullet>
          <text:list-level-style-bullet text:level="5" text:bullet-char="»">
            <style:list-level-properties text:space-before="4.29cm" text:min-label-width="0.613cm"/>
            <style:text-properties style:font-name="Calibri" fo:color="#4d4d4d" fo:font-size="100%"/>
          </text:list-level-style-bullet>
          <text:list-level-style-bullet text:level="6" text:bullet-char="»">
            <style:list-level-properties text:space-before="4.29cm" text:min-label-width="0.613cm"/>
            <style:text-properties style:font-name="Calibri" fo:color="#4d4d4d" fo:font-size="100%"/>
          </text:list-level-style-bullet>
          <text:list-level-style-bullet text:level="7" text:bullet-char="»">
            <style:list-level-properties text:space-before="4.29cm" text:min-label-width="0.613cm"/>
            <style:text-properties style:font-name="Calibri" fo:color="#4d4d4d" fo:font-size="100%"/>
          </text:list-level-style-bullet>
          <text:list-level-style-bullet text:level="8" text:bullet-char="»">
            <style:list-level-properties text:space-before="4.29cm" text:min-label-width="0.613cm"/>
            <style:text-properties style:font-name="Calibri" fo:color="#4d4d4d" fo:font-size="100%"/>
          </text:list-level-style-bullet>
          <text:list-level-style-bullet text:level="9" text:bullet-char="»">
            <style:list-level-properties text:space-before="4.29cm" text:min-label-width="0.613cm"/>
            <style:text-properties style:font-name="Calibri" fo:color="#4d4d4d" fo:font-size="100%"/>
          </text:list-level-style-bullet>
          <text:list-level-style-bullet text:level="10" text:bullet-char="»">
            <style:list-level-properties text:space-before="4.29cm" text:min-label-width="0.613cm"/>
            <style:text-properties style:font-name="Calibri" fo:color="#4d4d4d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61cm"/>
          <style:tab-stop style:position="3.801cm"/>
          <style:tab-stop style:position="6.341cm"/>
          <style:tab-stop style:position="8.881cm"/>
          <style:tab-stop style:position="11.421cm"/>
          <style:tab-stop style:position="13.961cm"/>
          <style:tab-stop style:position="16.501cm"/>
          <style:tab-stop style:position="19.041cm"/>
          <style:tab-stop style:position="21.581cm"/>
          <style:tab-stop style:position="24.121cm"/>
          <style:tab-stop style:position="26.661cm"/>
        </style:tab-stops>
      </style:paragraph-properties>
      <style:text-properties fo:font-variant="normal" fo:text-transform="none" fo:color="#262626" style:text-outline="false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fo:background-color="transparent" style:font-name-asian="ＭＳ Ｐゴシック1" style:font-family-asian="'ＭＳ Ｐゴシック'" style:font-family-generic-asian="swiss" style:font-pitch-asian="variable" style:font-size-asian="24pt" style:font-style-asian="normal" style:font-weight-asian="normal" style:font-name-complex="ＭＳ Ｐゴシック1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67cm"/>
          <style:tab-stop style:position="2.707cm"/>
          <style:tab-stop style:position="5.247cm"/>
          <style:tab-stop style:position="7.787cm"/>
          <style:tab-stop style:position="10.327cm"/>
          <style:tab-stop style:position="12.867cm"/>
          <style:tab-stop style:position="15.407cm"/>
          <style:tab-stop style:position="17.947cm"/>
          <style:tab-stop style:position="20.487cm"/>
          <style:tab-stop style:position="23.027cm"/>
          <style:tab-stop style:position="25.567cm"/>
        </style:tab-stops>
      </style:paragraph-properties>
      <style:text-properties fo:color="#404040" style:text-line-through-style="none" style:text-line-through-type="none" style:text-position="0% 100%" style:font-name="Calibri" fo:font-family="Calibri" style:font-family-generic="swiss" style:font-pitch="variable" fo:font-size="22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2pt" style:font-style-asian="normal" style:font-weight-asian="normal" style:font-name-complex="ＭＳ Ｐゴシック1" style:font-family-complex="'ＭＳ Ｐゴシック'" style:font-family-generic-complex="swiss" style:font-pitch-complex="variable" style:font-size-complex="2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4d4d4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106cm"/>
          <style:tab-stop style:position="3.646cm"/>
          <style:tab-stop style:position="6.186cm"/>
          <style:tab-stop style:position="8.726cm"/>
          <style:tab-stop style:position="11.266cm"/>
          <style:tab-stop style:position="13.806cm"/>
          <style:tab-stop style:position="16.346cm"/>
          <style:tab-stop style:position="18.886cm"/>
          <style:tab-stop style:position="21.426cm"/>
          <style:tab-stop style:position="23.966cm"/>
        </style:tab-stops>
      </style:paragraph-properties>
      <style:text-properties fo:color="#4d4d4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bd0901" fo:font-size="100%"/>
          </text:list-level-style-number>
          <text:list-level-style-bullet text:level="2" text:bullet-char="">
            <style:list-level-properties text:space-before="1.596cm"/>
            <style:text-properties fo:font-family="Wingdings" style:font-pitch="variable" style:font-charset="x-symbol" fo:color="#cc6600" fo:font-size="100%"/>
          </text:list-level-style-bullet>
          <text:list-level-style-bullet text:level="3" text:bullet-char="•">
            <style:list-level-properties text:space-before="2.689cm"/>
            <style:text-properties style:font-name="Calibri" fo:color="#ffc000" fo:font-size="100%"/>
          </text:list-level-style-bullet>
          <text:list-level-style-bullet text:level="4" text:bullet-char="">
            <style:list-level-properties text:space-before="3.492cm"/>
            <style:text-properties fo:font-family="Wingdings" style:font-pitch="variable" style:font-charset="x-symbol" fo:color="#796646" fo:font-size="100%"/>
          </text:list-level-style-bullet>
          <text:list-level-style-bullet text:level="5" text:bullet-char="»">
            <style:list-level-properties text:space-before="4.29cm"/>
            <style:text-properties style:font-name="Calibri" fo:color="#4d4d4d" fo:font-size="100%"/>
          </text:list-level-style-bullet>
          <text:list-level-style-bullet text:level="6" text:bullet-char="»">
            <style:list-level-properties text:space-before="4.29cm"/>
            <style:text-properties style:font-name="Calibri" fo:color="#4d4d4d" fo:font-size="100%"/>
          </text:list-level-style-bullet>
          <text:list-level-style-bullet text:level="7" text:bullet-char="»">
            <style:list-level-properties text:space-before="4.29cm"/>
            <style:text-properties style:font-name="Calibri" fo:color="#4d4d4d" fo:font-size="100%"/>
          </text:list-level-style-bullet>
          <text:list-level-style-bullet text:level="8" text:bullet-char="»">
            <style:list-level-properties text:space-before="4.29cm"/>
            <style:text-properties style:font-name="Calibri" fo:color="#4d4d4d" fo:font-size="100%"/>
          </text:list-level-style-bullet>
          <text:list-level-style-bullet text:level="9" text:bullet-char="»">
            <style:list-level-properties text:space-before="4.29cm"/>
            <style:text-properties style:font-name="Calibri" fo:color="#4d4d4d" fo:font-size="100%"/>
          </text:list-level-style-bullet>
          <text:list-level-style-bullet text:level="10" text:bullet-char="»">
            <style:list-level-properties text:space-before="4.29cm"/>
            <style:text-properties style:font-name="Calibri" fo:color="#4d4d4d" fo:font-size="100%"/>
          </text:list-level-style-bullet>
        </text:list-style>
      </style:graphic-properties>
      <style:paragraph-properties fo:margin-left="0.635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font-variant="normal" fo:text-transform="none" fo:color="#262626" style:text-outline="false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fo:background-color="transparent" style:font-name-asian="ＭＳ Ｐゴシック1" style:font-family-asian="'ＭＳ Ｐゴシック'" style:font-family-generic-asian="swiss" style:font-pitch-asian="variable" style:font-size-asian="24pt" style:font-style-asian="normal" style:font-weight-asian="normal" style:font-name-complex="ＭＳ Ｐゴシック1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5a332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5a3320" style:text-outline="false" style:text-line-through-style="none" style:text-line-through-type="none" style:text-position="0% 100%" style:font-name="Lucida Sans1" fo:font-family="'Lucida Sans'" style:font-family-generic="swiss" style:font-pitch="variable" fo:font-size="44pt" fo:font-style="normal" fo:text-shadow="none" style:text-underline-style="none" fo:font-weight="bold" fo:background-color="transparent" style:font-name-asian="ＭＳ Ｐゴシック1" style:font-family-asian="'ＭＳ Ｐゴシック'" style:font-family-generic-asian="swiss" style:font-pitch-asian="variable" style:font-size-asian="44pt" style:font-style-asian="normal" style:font-weight-asian="bold" style:font-name-complex="ＭＳ Ｐゴシック1" style:font-family-complex="'ＭＳ Ｐゴシック'" style:font-family-generic-complex="swiss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gradient" draw:fill-color="#796646" draw:fill-gradient-name="Gradient_20_2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wiss" style:font-pitch-asian="variable" style:font-size-asian="12pt" style:font-style-asian="normal" style:font-weight-asian="normal" style:font-name-complex="ＭＳ Ｐゴシック1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space-before="0.635cm" text:min-label-width="0.643cm"/>
            <style:text-properties style:font-name="Calibri" fo:color="#bd0901" fo:font-size="100%"/>
          </text:list-level-style-bullet>
          <text:list-level-style-bullet text:level="2" text:bullet-char="">
            <style:list-level-properties text:space-before="1.596cm" text:min-label-width="0.776cm"/>
            <style:text-properties fo:font-family="Wingdings" style:font-pitch="variable" style:font-charset="x-symbol" fo:color="#cc6600" fo:font-size="100%"/>
          </text:list-level-style-bullet>
          <text:list-level-style-bullet text:level="3" text:bullet-char="•">
            <style:list-level-properties text:space-before="2.689cm" text:min-label-width="0.486cm"/>
            <style:text-properties style:font-name="Calibri" fo:color="#ffc000" fo:font-size="100%"/>
          </text:list-level-style-bullet>
          <text:list-level-style-bullet text:level="4" text:bullet-char="">
            <style:list-level-properties text:space-before="3.492cm" text:min-label-width="0.481cm"/>
            <style:text-properties fo:font-family="Wingdings" style:font-pitch="variable" style:font-charset="x-symbol" fo:color="#796646" fo:font-size="100%"/>
          </text:list-level-style-bullet>
          <text:list-level-style-bullet text:level="5" text:bullet-char="»">
            <style:list-level-properties text:space-before="4.29cm" text:min-label-width="0.613cm"/>
            <style:text-properties style:font-name="Calibri" fo:color="#4d4d4d" fo:font-size="100%"/>
          </text:list-level-style-bullet>
          <text:list-level-style-bullet text:level="6" text:bullet-char="»">
            <style:list-level-properties text:space-before="4.29cm" text:min-label-width="0.613cm"/>
            <style:text-properties style:font-name="Calibri" fo:color="#4d4d4d" fo:font-size="100%"/>
          </text:list-level-style-bullet>
          <text:list-level-style-bullet text:level="7" text:bullet-char="»">
            <style:list-level-properties text:space-before="4.29cm" text:min-label-width="0.613cm"/>
            <style:text-properties style:font-name="Calibri" fo:color="#4d4d4d" fo:font-size="100%"/>
          </text:list-level-style-bullet>
          <text:list-level-style-bullet text:level="8" text:bullet-char="»">
            <style:list-level-properties text:space-before="4.29cm" text:min-label-width="0.613cm"/>
            <style:text-properties style:font-name="Calibri" fo:color="#4d4d4d" fo:font-size="100%"/>
          </text:list-level-style-bullet>
          <text:list-level-style-bullet text:level="9" text:bullet-char="»">
            <style:list-level-properties text:space-before="4.29cm" text:min-label-width="0.613cm"/>
            <style:text-properties style:font-name="Calibri" fo:color="#4d4d4d" fo:font-size="100%"/>
          </text:list-level-style-bullet>
          <text:list-level-style-bullet text:level="10" text:bullet-char="»">
            <style:list-level-properties text:space-before="4.29cm" text:min-label-width="0.613cm"/>
            <style:text-properties style:font-name="Calibri" fo:color="#4d4d4d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61cm"/>
          <style:tab-stop style:position="3.801cm"/>
          <style:tab-stop style:position="6.341cm"/>
          <style:tab-stop style:position="8.881cm"/>
          <style:tab-stop style:position="11.421cm"/>
          <style:tab-stop style:position="13.961cm"/>
          <style:tab-stop style:position="16.501cm"/>
          <style:tab-stop style:position="19.041cm"/>
          <style:tab-stop style:position="21.581cm"/>
          <style:tab-stop style:position="24.121cm"/>
          <style:tab-stop style:position="26.661cm"/>
        </style:tab-stops>
      </style:paragraph-properties>
      <style:text-properties fo:font-variant="normal" fo:text-transform="none" fo:color="#262626" style:text-outline="false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wiss" style:font-pitch-asian="variable" style:font-size-asian="24pt" style:font-style-asian="normal" style:font-weight-asian="normal" style:font-name-complex="ＭＳ Ｐゴシック1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67cm"/>
          <style:tab-stop style:position="2.707cm"/>
          <style:tab-stop style:position="5.247cm"/>
          <style:tab-stop style:position="7.787cm"/>
          <style:tab-stop style:position="10.327cm"/>
          <style:tab-stop style:position="12.867cm"/>
          <style:tab-stop style:position="15.407cm"/>
          <style:tab-stop style:position="17.947cm"/>
          <style:tab-stop style:position="20.487cm"/>
          <style:tab-stop style:position="23.027cm"/>
          <style:tab-stop style:position="25.567cm"/>
        </style:tab-stops>
      </style:paragraph-properties>
      <style:text-properties fo:color="#404040" style:text-line-through-style="none" style:text-line-through-type="none" style:text-position="0% 100%" style:font-name="Calibri" fo:font-family="Calibri" style:font-family-generic="swiss" style:font-pitch="variable" fo:font-size="22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2pt" style:font-style-asian="normal" style:font-weight-asian="normal" style:font-name-complex="ＭＳ Ｐゴシック1" style:font-family-complex="'ＭＳ Ｐゴシック'" style:font-family-generic-complex="swiss" style:font-pitch-complex="variable" style:font-size-complex="22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4d4d4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106cm"/>
          <style:tab-stop style:position="3.646cm"/>
          <style:tab-stop style:position="6.186cm"/>
          <style:tab-stop style:position="8.726cm"/>
          <style:tab-stop style:position="11.266cm"/>
          <style:tab-stop style:position="13.806cm"/>
          <style:tab-stop style:position="16.346cm"/>
          <style:tab-stop style:position="18.886cm"/>
          <style:tab-stop style:position="21.426cm"/>
          <style:tab-stop style:position="23.966cm"/>
        </style:tab-stops>
      </style:paragraph-properties>
      <style:text-properties fo:color="#4d4d4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bd0901" fo:font-size="100%"/>
          </text:list-level-style-number>
          <text:list-level-style-bullet text:level="2" text:bullet-char="">
            <style:list-level-properties text:space-before="1.596cm"/>
            <style:text-properties fo:font-family="Wingdings" style:font-pitch="variable" style:font-charset="x-symbol" fo:color="#cc6600" fo:font-size="100%"/>
          </text:list-level-style-bullet>
          <text:list-level-style-bullet text:level="3" text:bullet-char="•">
            <style:list-level-properties text:space-before="2.689cm"/>
            <style:text-properties style:font-name="Calibri" fo:color="#ffc000" fo:font-size="100%"/>
          </text:list-level-style-bullet>
          <text:list-level-style-bullet text:level="4" text:bullet-char="">
            <style:list-level-properties text:space-before="3.492cm"/>
            <style:text-properties fo:font-family="Wingdings" style:font-pitch="variable" style:font-charset="x-symbol" fo:color="#796646" fo:font-size="100%"/>
          </text:list-level-style-bullet>
          <text:list-level-style-bullet text:level="5" text:bullet-char="»">
            <style:list-level-properties text:space-before="4.29cm"/>
            <style:text-properties style:font-name="Calibri" fo:color="#4d4d4d" fo:font-size="100%"/>
          </text:list-level-style-bullet>
          <text:list-level-style-bullet text:level="6" text:bullet-char="»">
            <style:list-level-properties text:space-before="4.29cm"/>
            <style:text-properties style:font-name="Calibri" fo:color="#4d4d4d" fo:font-size="100%"/>
          </text:list-level-style-bullet>
          <text:list-level-style-bullet text:level="7" text:bullet-char="»">
            <style:list-level-properties text:space-before="4.29cm"/>
            <style:text-properties style:font-name="Calibri" fo:color="#4d4d4d" fo:font-size="100%"/>
          </text:list-level-style-bullet>
          <text:list-level-style-bullet text:level="8" text:bullet-char="»">
            <style:list-level-properties text:space-before="4.29cm"/>
            <style:text-properties style:font-name="Calibri" fo:color="#4d4d4d" fo:font-size="100%"/>
          </text:list-level-style-bullet>
          <text:list-level-style-bullet text:level="9" text:bullet-char="»">
            <style:list-level-properties text:space-before="4.29cm"/>
            <style:text-properties style:font-name="Calibri" fo:color="#4d4d4d" fo:font-size="100%"/>
          </text:list-level-style-bullet>
          <text:list-level-style-bullet text:level="10" text:bullet-char="»">
            <style:list-level-properties text:space-before="4.29cm"/>
            <style:text-properties style:font-name="Calibri" fo:color="#4d4d4d" fo:font-size="100%"/>
          </text:list-level-style-bullet>
        </text:list-style>
      </style:graphic-properties>
      <style:paragraph-properties fo:margin-left="0.635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font-variant="normal" fo:text-transform="none" fo:color="#262626" style:text-outline="false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wiss" style:font-pitch-asian="variable" style:font-size-asian="24pt" style:font-style-asian="normal" style:font-weight-asian="normal" style:font-name-complex="ＭＳ Ｐゴシック1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5a332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5a3320" style:text-outline="false" style:text-line-through-style="none" style:text-line-through-type="none" style:text-position="0% 100%" style:font-name="Lucida Sans1" fo:font-family="'Lucida Sans'" style:font-family-generic="swiss" style:font-pitch="variable" fo:font-size="44pt" fo:font-style="normal" fo:text-shadow="none" style:text-underline-style="none" fo:font-weight="bold" style:letter-kerning="true" fo:background-color="transparent" style:font-name-asian="ＭＳ Ｐゴシック1" style:font-family-asian="'ＭＳ Ｐゴシック'" style:font-family-generic-asian="swiss" style:font-pitch-asian="variable" style:font-size-asian="44pt" style:font-style-asian="normal" style:font-weight-asian="bold" style:font-name-complex="ＭＳ Ｐゴシック1" style:font-family-complex="'ＭＳ Ｐゴシック'" style:font-family-generic-complex="swiss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47cm" fo:page-height="25.82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 draw:fill-color="#796646" draw:fill-gradient-name="Gradient_20_2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93cm" fo:min-width="0cm" fo:padding-top="0.129cm" fo:padding-bottom="0.129cm" fo:padding-left="0.259cm" fo:padding-right="0.259cm" fo:wrap-option="wrap" draw:shadow-color="#808080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93cm" fo:min-width="0cm" fo:padding-top="0.129cm" fo:padding-bottom="0.129cm" fo:padding-left="0.259cm" fo:padding-right="0.259cm" fo:wrap-option="wrap" draw:shadow-color="#808080"/>
    </style:style>
    <style:style style:name="Mgr4" style:family="graphic" style:parent-style-name="standard">
      <style:graphic-properties draw:stroke="none" draw:fill="none" draw:fill-color="#ffffff" draw:auto-grow-height="false" fo:min-height="1.291cm"/>
    </style:style>
    <style:style style:name="Mgr5" style:family="graphic" style:parent-style-name="standard">
      <style:graphic-properties draw:stroke="solid" svg:stroke-width="0.071cm" svg:stroke-color="#796646" draw:stroke-linejoin="miter" svg:stroke-linecap="square" draw:fill="solid" draw:fill-color="#ffffff" draw:textarea-horizontal-align="justify" draw:textarea-vertical-align="top" draw:auto-grow-height="false" fo:min-height="17.36cm" fo:min-width="23.786cm" fo:padding-top="0.13cm" fo:padding-bottom="0.13cm" fo:padding-left="0.25cm" fo:padding-right="0.25cm" fo:wrap-option="wrap" draw:shadow-color="#808080"/>
    </style:style>
    <style:style style:name="Mgr6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fo:min-height="1.014cm" fo:min-width="2.116cm" fo:padding-top="0cm" fo:padding-bottom="0cm" fo:padding-left="0cm" fo:padding-right="0cm" fo:wrap-option="wrap" draw:shadow-color="#808080"/>
    </style:style>
    <style:style style:name="Mgr7" style:family="graphic" style:parent-style-name="standard">
      <style:graphic-properties draw:stroke="solid" svg:stroke-width="0.079cm" svg:stroke-color="#796646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fo:min-height="1.014cm" fo:min-width="2.116cm" fo:padding-top="0cm" fo:padding-bottom="0cm" fo:padding-left="0cm" fo:padding-right="0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324cm" fo:min-width="0cm" fo:wrap-option="wrap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93cm" fo:min-width="0cm" fo:padding-top="0.129cm" fo:padding-bottom="0.129cm" fo:padding-left="0.259cm" fo:padding-right="0.259cm" fo:wrap-option="wrap" draw:shadow-color="#808080"/>
    </style:style>
    <style:style style:name="Mpr3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93cm" fo:min-width="0cm" fo:padding-top="0.129cm" fo:padding-bottom="0.129cm" fo:padding-left="0.259cm" fo:padding-right="0.259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3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5" style:family="paragraph">
      <style:paragraph-properties fo:text-align="end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margin-top="0.176cm" fo:margin-bottom="0cm" fo:line-height="100%" fo:text-align="end" fo:text-indent="0cm" style:punctuation-wrap="hanging" style:line-break="strict"/>
    </style:style>
    <style:style style:name="MP9" style:family="paragraph">
      <loext:graphic-properties draw:fill="none" draw:fill-color="#ffffff"/>
      <style:paragraph-properties fo:margin-left="0cm" fo:margin-right="0cm" fo:margin-top="0.176cm" fo:margin-bottom="0cm" fo:line-height="100%" fo:text-align="end" fo:text-indent="0cm" style:punctuation-wrap="hanging" style:line-break="strict" style:writing-mode="lr-tb" style:font-independent-line-spacing="true"/>
    </style:style>
    <style:style style:name="MP10" style:family="paragraph">
      <loext:graphic-properties draw:fill="none" draw:fill-color="#ffffff"/>
      <style:paragraph-properties fo:text-align="center" style:writing-mode="lr-tb"/>
    </style:style>
    <style:style style:name="MP11" style:family="paragraph">
      <loext:graphic-properties draw:fill="none" draw:fill-color="#ffffff"/>
    </style:style>
    <style:style style:name="MT1" style:family="text">
      <style:text-properties fo:color="#000000" fo:font-size="12pt" fo:language="en" fo:country="US" style:font-name-asian="Arial1" style:font-size-asian="12pt" style:language-asian="en" style:country-asian="US" style:font-name-complex="Arial1" style:font-size-complex="12pt" style:language-complex="en" style:country-complex="US"/>
    </style:style>
    <style:style style:name="MT2" style:family="text">
      <style:text-properties fo:font-size="14pt" style:font-size-asian="14pt" style:font-size-complex="14pt"/>
    </style:style>
    <style:style style:name="MT3" style:family="text">
      <style:text-properties fo:color="#424242" style:font-name="Calibri" fo:font-size="12pt" fo:language="en" fo:country="US" fo:font-weight="bold" style:font-name-asian="Arial1" style:font-size-asian="12pt" style:language-asian="en" style:country-asian="US" style:font-weight-asian="bold" style:font-name-complex="Arial1" style:font-size-complex="12pt" style:language-complex="en" style:country-complex="US" style:font-weight-complex="bold"/>
    </style:style>
    <style:style style:name="MT4" style:family="text">
      <style:text-properties fo:language="en" fo:country="US" style:language-asian="en" style:country-asian="US" style:language-complex="en" style:country-complex="US"/>
    </style:style>
    <style:style style:name="MT5" style:family="text">
      <style:text-properties fo:font-size="12pt" fo:language="en" fo:country="US" style:font-name-asian="Arial1" style:font-size-asian="12pt" style:language-asian="en" style:country-asian="US" style:font-name-complex="Arial1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424242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47cm" svg:height="25.82cm" svg:x="0cm" svg:y="0cm">
        <text:p/>
      </draw:rect>
      <draw:frame draw:style-name="Mgr2" draw:text-style-name="MP2" draw:layer="backgroundobjects" svg:width="8.436cm" svg:height="1.292cm" svg:x="0cm" svg:y="0cm" presentation:class="header">
        <draw:text-box>
          <text:p/>
        </draw:text-box>
      </draw:frame>
      <draw:frame draw:style-name="Mgr3" draw:text-style-name="MP2" draw:layer="backgroundobjects" svg:width="8.436cm" svg:height="1.292cm" svg:x="0cm" svg:y="24.527cm" presentation:class="footer">
        <draw:text-box>
          <text:p/>
        </draw:text-box>
      </draw:frame>
      <draw:frame draw:style-name="Mgr3" draw:text-style-name="MP4" draw:layer="backgroundobjects" svg:width="8.436cm" svg:height="1.292cm" svg:x="11.033cm" svg:y="24.527cm" presentation:class="page-number">
        <draw:text-box>
          <text:list text:style-name="ML1">
            <text:list-header>
              <text:p text:style-name="MP3"><text:span text:style-name="MT1"><text:page-number>&lt;number&gt;</text:page-number></text:span></text:p>
            </text:list-header>
          </text:list>
        </draw:text-box>
      </draw:frame>
      <draw:page-thumbnail draw:layer="backgroundobjects" svg:width="8.234cm" svg:height="6.175cm" svg:x="1cm" svg:y="2.409cm"/>
      <draw:page-thumbnail draw:layer="backgroundobjects" svg:width="8.234cm" svg:height="6.175cm" svg:x="1cm" svg:y="9.821cm"/>
      <draw:page-thumbnail draw:layer="backgroundobjects" svg:width="8.234cm" svg:height="6.175cm" svg:x="1cm" svg:y="17.233cm"/>
      <draw:page-thumbnail draw:layer="backgroundobjects" svg:width="8.234cm" svg:height="6.175cm" svg:x="10.235cm" svg:y="2.409cm"/>
      <draw:page-thumbnail draw:layer="backgroundobjects" svg:width="8.234cm" svg:height="6.175cm" svg:x="10.235cm" svg:y="9.821cm"/>
      <draw:page-thumbnail draw:layer="backgroundobjects" svg:width="8.234cm" svg:height="6.175cm" svg:x="10.235cm" svg:y="17.233cm"/>
      <draw:frame draw:style-name="Mgr4" draw:text-style-name="MP6" draw:layer="backgroundobjects" svg:width="8.448cm" svg:height="1.29cm" svg:x="11.021cm" svg:y="0cm" presentation:class="date-time">
        <draw:text-box>
          <text:p text:style-name="MP5"><text:span text:style-name="MT2"><presentation:date-time/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draw:name="Rounded Rectangle 4" draw:style-name="Mgr5" draw:text-style-name="MP7" draw:layer="backgroundobjects" svg:width="24.87cm" svg:height="18.204cm" svg:x="0.265cm" svg:y="0.423cm">
        <text:p/>
        <draw:enhanced-geometry svg:viewBox="0 0 21600 21600" draw:path-stretchpoint-x="10800" draw:path-stretchpoint-y="10800" draw:text-areas="?f3 ?f4 ?f5 ?f6" draw:type="round-rectangle" draw:modifiers="118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Default-title" draw:layer="backgroundobjects" svg:width="25.4cm" svg:height="3.175cm" svg:x="0cm" svg:y="0.422cm" presentation:class="title" presentation:placeholder="true">
        <draw:text-box/>
      </draw:frame>
      <draw:frame presentation:style-name="Default-outline1" draw:layer="backgroundobjects" svg:width="25.4cm" svg:height="15.452cm" svg:x="0cm" svg:y="3.598cm" presentation:class="outline" presentation:placeholder="true">
        <draw:text-box/>
      </draw:frame>
      <draw:custom-shape draw:name="Slide Number Placeholder 3" draw:style-name="Mgr6" draw:text-style-name="MP9" draw:layer="backgroundobjects" svg:width="2.116cm" svg:height="1.014cm" svg:x="23.072cm" svg:y="17.992cm">
        <text:list text:style-name="ML2">
          <text:list-header>
            <text:p text:style-name="MP8"><text:span text:style-name="MT3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Straight Connector 6" draw:style-name="Mgr7" draw:text-style-name="MP10" draw:layer="backgroundobjects" svg:x1="2.011cm" svg:y1="3.175cm" svg:x2="23.389cm" svg:y2="3.179cm">
        <text:p/>
      </draw:line>
      <draw:frame presentation:style-name="Mpr1" draw:text-style-name="MP11" draw:layer="backgroundobjects" svg:width="5.927cm" svg:height="1.323cm" svg:x="19.049cm" svg:y="17.514cm" presentation:class="page-number">
        <draw:text-box>
          <text:list text:style-name="ML1">
            <text:list-header>
              <text:p><text:span text:style-name="MT4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47cm" svg:height="25.82cm" svg:x="0cm" svg:y="0cm">
          <text:p/>
        </draw:rect>
        <draw:frame draw:style-name="Mgr2" draw:text-style-name="MP2" draw:layer="backgroundobjects" svg:width="8.436cm" svg:height="1.292cm" svg:x="0cm" svg:y="0cm" presentation:class="header">
          <draw:text-box>
            <text:p/>
          </draw:text-box>
        </draw:frame>
        <draw:frame draw:style-name="Mgr2" draw:text-style-name="MP4" draw:layer="backgroundobjects" svg:width="8.436cm" svg:height="1.292cm" svg:x="11.033cm" svg:y="0cm" presentation:class="date-time">
          <draw:text-box>
            <text:p/>
          </draw:text-box>
        </draw:frame>
        <draw:page-thumbnail presentation:style-name="Default-title" draw:layer="backgroundobjects" svg:width="12.908cm" svg:height="9.68cm" svg:x="3.285cm" svg:y="1.94cm" presentation:class="page"/>
        <draw:frame presentation:style-name="Default-notes" draw:layer="backgroundobjects" svg:width="15.566cm" svg:height="11.615cm" svg:x="1.954cm" svg:y="12.267cm" presentation:class="notes" presentation:placeholder="true">
          <draw:text-box/>
        </draw:frame>
        <draw:frame draw:style-name="Mgr3" draw:text-style-name="MP2" draw:layer="backgroundobjects" svg:width="8.436cm" svg:height="1.292cm" svg:x="0cm" svg:y="24.527cm" presentation:class="footer">
          <draw:text-box>
            <text:p/>
          </draw:text-box>
        </draw:frame>
        <draw:frame draw:style-name="Mgr3" draw:text-style-name="MP4" draw:layer="backgroundobjects" svg:width="8.436cm" svg:height="1.292cm" svg:x="11.033cm" svg:y="24.527cm" presentation:class="page-number">
          <draw:text-box>
            <text:list text:style-name="ML1">
              <text:list-header>
                <text:p text:style-name="MP3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name="Rounded Rectangle 7" draw:style-name="Mgr5" draw:text-style-name="MP7" draw:layer="backgroundobjects" svg:width="24.87cm" svg:height="18.204cm" svg:x="0.265cm" svg:y="0.423cm">
        <text:p/>
        <draw:enhanced-geometry svg:viewBox="0 0 21600 21600" draw:path-stretchpoint-x="10800" draw:path-stretchpoint-y="10800" draw:text-areas="?f3 ?f4 ?f5 ?f6" draw:type="round-rectangle" draw:modifiers="118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Slide Number Placeholder 3" draw:style-name="Mgr8" draw:text-style-name="MP9" draw:layer="backgroundobjects" svg:width="2.116cm" svg:height="1.014cm" svg:x="23.072cm" svg:y="17.992cm">
        <text:list text:style-name="ML2">
          <text:list-header>
            <text:p text:style-name="MP8"><text:span text:style-name="MT3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Straight Connector 6" draw:style-name="Mgr7" draw:text-style-name="MP10" draw:layer="backgroundobjects" svg:x1="2.011cm" svg:y1="3.175cm" svg:x2="23.389cm" svg:y2="3.179cm">
        <text:p/>
      </draw:line>
      <draw:frame presentation:style-name="Title1-title" draw:layer="backgroundobjects" svg:width="25.4cm" svg:height="3.175cm" svg:x="0cm" svg:y="0.422cm" presentation:class="title" presentation:placeholder="true">
        <draw:text-box/>
      </draw:frame>
      <draw:frame presentation:style-name="Title1-outline1" draw:layer="backgroundobjects" svg:width="25.4cm" svg:height="15.452cm" svg:x="0cm" svg:y="3.598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47cm" svg:height="25.82cm" svg:x="0cm" svg:y="0cm">
          <text:p/>
        </draw:rect>
        <draw:frame presentation:style-name="Mpr2" draw:text-style-name="MP2" draw:layer="backgroundobjects" svg:width="8.436cm" svg:height="1.292cm" svg:x="0cm" svg:y="0cm" presentation:class="header">
          <draw:text-box>
            <text:p/>
          </draw:text-box>
        </draw:frame>
        <draw:frame presentation:style-name="Mpr2" draw:text-style-name="MP4" draw:layer="backgroundobjects" svg:width="8.436cm" svg:height="1.292cm" svg:x="11.033cm" svg:y="0cm" presentation:class="date-time">
          <draw:text-box>
            <text:p/>
          </draw:text-box>
        </draw:frame>
        <draw:page-thumbnail presentation:style-name="Title1-title" draw:layer="backgroundobjects" svg:width="12.908cm" svg:height="9.68cm" svg:x="3.285cm" svg:y="1.94cm" presentation:class="page"/>
        <draw:frame presentation:style-name="Title1-notes" draw:layer="backgroundobjects" svg:width="15.566cm" svg:height="11.615cm" svg:x="1.954cm" svg:y="12.267cm" presentation:class="notes" presentation:placeholder="true">
          <draw:text-box/>
        </draw:frame>
        <draw:frame presentation:style-name="Mpr3" draw:text-style-name="MP2" draw:layer="backgroundobjects" svg:width="8.436cm" svg:height="1.292cm" svg:x="0cm" svg:y="24.527cm" presentation:class="footer">
          <draw:text-box>
            <text:p/>
          </draw:text-box>
        </draw:frame>
        <draw:frame presentation:style-name="Mpr3" draw:text-style-name="MP4" draw:layer="backgroundobjects" svg:width="8.436cm" svg:height="1.292cm" svg:x="11.033cm" svg:y="24.527cm" presentation:class="page-number">
          <draw:text-box>
            <text:list text:style-name="ML3">
              <text:list-header>
                <text:p text:style-name="MP3"><text:span text:style-name="MT5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CSE 391 - Git Lecture</dc:title>
    <meta:keyword>Git</meta:keyword>
    <dc:description>Slides used in the University of Washington's CSE 142 Python sessions.</dc:description>
    <meta:initial-creator>Ruth Anderson</meta:initial-creator>
    <meta:creation-date>2011-02-28T23:37:42</meta:creation-date>
    <dc:date>2020-05-14T11:58:55.680117223</dc:date>
    <meta:print-date>2018-12-04T18:14:59.083000000</meta:print-date>
    <meta:editing-cycles>1607</meta:editing-cycles>
    <meta:editing-duration>P9DT6H37M35S</meta:editing-duration>
    <meta:generator>LibreOffice/5.1.6.2$Linux_X86_64 LibreOffice_project/10m0$Build-2</meta:generator>
    <meta:document-statistic meta:object-count="71"/>
  </office:meta>
</office:document-meta>
</file>